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A000001566C8982D8381A03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paragraph-properties style:writing-mode="lr-tb"/>
      <style:text-properties fo:color="#000000"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c9211e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c9211e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162cm" fo:min-width="0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79cm" fo:min-width="1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Forme1" draw:style-name="gr1" draw:text-style-name="P3" svg:width="1.352cm" svg:height="0.911cm" svg:x="11.845cm" svg:y="11.375cm"><draw:text-box><text:p><text:span text:style-name="T2">101</text:span></text:p></draw:text-box></draw:frame><draw:frame text:anchor-type="paragraph" draw:z-index="2" draw:name="Forme1_0" draw:style-name="gr1" draw:text-style-name="P3" svg:width="1.352cm" svg:height="0.911cm" svg:x="8.581cm" svg:y="11.934cm"><draw:text-box><text:p><text:span text:style-name="T2">104</text:span></text:p></draw:text-box></draw:frame><draw:frame text:anchor-type="paragraph" draw:z-index="3" draw:name="Forme1_1" draw:style-name="gr1" draw:text-style-name="P3" svg:width="1.352cm" svg:height="0.911cm" svg:x="14.49cm" svg:y="7.729cm"><draw:text-box><text:p><text:span text:style-name="T2">108</text:span></text:p></draw:text-box></draw:frame><draw:frame text:anchor-type="paragraph" draw:z-index="4" draw:name="Forme1_2" draw:style-name="gr1" draw:text-style-name="P3" svg:width="1.352cm" svg:height="0.911cm" svg:x="6.495cm" svg:y="15.873cm"><draw:text-box><text:p><text:span text:style-name="T2">81</text:span></text:p></draw:text-box></draw:frame><draw:frame text:anchor-type="paragraph" draw:z-index="5" draw:name="Forme1_3" draw:style-name="gr1" draw:text-style-name="P3" svg:width="1.352cm" svg:height="0.911cm" svg:x="10.141cm" svg:y="15.93cm"><draw:text-box><text:p><text:span text:style-name="T2">82</text:span></text:p></draw:text-box></draw:frame><draw:frame text:anchor-type="paragraph" draw:z-index="6" draw:name="Forme1_4" draw:style-name="gr1" draw:text-style-name="P3" svg:width="1.352cm" svg:height="0.911cm" svg:x="19.311cm" svg:y="3.967cm"><draw:text-box><text:p><text:span text:style-name="T2">88</text:span></text:p></draw:text-box></draw:frame><draw:frame text:anchor-type="paragraph" draw:z-index="7" draw:name="Forme1_5" draw:style-name="gr1" draw:text-style-name="P3" svg:width="1.352cm" svg:height="0.911cm" svg:x="16.078cm" svg:y="15.609cm"><draw:text-box><text:p><text:span text:style-name="T2">83</text:span></text:p></draw:text-box></draw:frame><draw:frame text:anchor-type="paragraph" draw:z-index="8" draw:name="Forme1_6" draw:style-name="gr1" draw:text-style-name="P3" svg:width="1.352cm" svg:height="0.911cm" svg:x="23.103cm" svg:y="10.259cm"><draw:text-box><text:p><text:span text:style-name="T2">85</text:span></text:p></draw:text-box></draw:frame><draw:frame text:anchor-type="paragraph" draw:z-index="9" draw:name="Forme1_7" draw:style-name="gr1" draw:text-style-name="P3" svg:width="1.352cm" svg:height="0.911cm" svg:x="21.576cm" svg:y="15.49cm"><draw:text-box><text:p><text:span text:style-name="T2">84</text:span></text:p></draw:text-box></draw:frame><draw:frame text:anchor-type="paragraph" draw:z-index="10" draw:name="Forme1_8" draw:style-name="gr1" draw:text-style-name="P3" svg:width="1.352cm" svg:height="0.911cm" svg:x="22.781cm" svg:y="5.378cm"><draw:text-box><text:p><text:span text:style-name="T2">86</text:span></text:p></draw:text-box></draw:frame><draw:frame text:anchor-type="paragraph" draw:z-index="11" draw:name="Forme1_9" draw:style-name="gr1" draw:text-style-name="P3" svg:width="1.352cm" svg:height="0.911cm" svg:x="20.664cm" svg:y="1.82cm"><draw:text-box><text:p><text:span text:style-name="T2">87</text:span></text:p></draw:text-box></draw:frame><draw:frame text:anchor-type="paragraph" draw:z-index="12" draw:name="Forme1_10" draw:style-name="gr1" draw:text-style-name="P3" svg:width="1.352cm" svg:height="0.911cm" svg:x="0.527cm" svg:y="11.111cm"><draw:text-box><text:p><text:span text:style-name="T2">96</text:span></text:p></draw:text-box></draw:frame><draw:frame text:anchor-type="paragraph" draw:z-index="13" draw:name="Forme1_11" draw:style-name="gr1" draw:text-style-name="P3" svg:width="1.352cm" svg:height="0.911cm" svg:x="10.405cm" svg:y="9.58cm"><draw:text-box><text:p><text:span text:style-name="T2">90</text:span></text:p></draw:text-box></draw:frame><draw:frame text:anchor-type="paragraph" draw:z-index="14" draw:name="Forme1_12" draw:style-name="gr1" draw:text-style-name="P3" svg:width="1.352cm" svg:height="0.911cm" svg:x="8.375cm" svg:y="8.936cm"><draw:text-box><text:p><text:span text:style-name="T2">91</text:span></text:p></draw:text-box></draw:frame><draw:frame text:anchor-type="paragraph" draw:z-index="15" draw:name="Forme1_13" draw:style-name="gr1" draw:text-style-name="P3" svg:width="1.352cm" svg:height="0.911cm" svg:x="6.142cm" svg:y="8.142cm"><draw:text-box><text:p><text:span text:style-name="T2">92</text:span></text:p></draw:text-box></draw:frame><draw:frame text:anchor-type="paragraph" draw:z-index="16" draw:name="Forme1_14" draw:style-name="gr1" draw:text-style-name="P3" svg:width="1.352cm" svg:height="0.911cm" svg:x="2.436cm" svg:y="0.586cm"><draw:text-box><text:p><text:span text:style-name="T2">94</text:span></text:p></draw:text-box></draw:frame><draw:frame text:anchor-type="paragraph" draw:z-index="17" draw:name="Forme1_15" draw:style-name="gr1" draw:text-style-name="P3" svg:width="1.352cm" svg:height="0.911cm" svg:x="0.407cm" svg:y="3.644cm"><draw:text-box><text:p><text:span text:style-name="T2">95</text:span></text:p></draw:text-box></draw:frame><draw:frame text:anchor-type="paragraph" draw:z-index="18" draw:name="Forme1_16" draw:style-name="gr1" draw:text-style-name="P3" svg:width="1.352cm" svg:height="0.911cm" svg:x="4.2cm" svg:y="5.055cm"><draw:text-box><text:p><text:span text:style-name="T2">93</text:span></text:p></draw:text-box></draw:frame><draw:frame text:anchor-type="paragraph" draw:z-index="19" draw:name="Forme1_17" draw:style-name="gr1" draw:text-style-name="P3" svg:width="1.352cm" svg:height="0.911cm" svg:x="21.398cm" svg:y="9.11cm"><draw:text-box><text:p><text:span text:style-name="T2">98</text:span></text:p></draw:text-box></draw:frame><draw:frame text:anchor-type="paragraph" draw:z-index="20" draw:name="Forme1_18" draw:style-name="gr1" draw:text-style-name="P3" svg:width="1.352cm" svg:height="0.911cm" svg:x="19.576cm" svg:y="10.553cm"><draw:text-box><text:p><text:span text:style-name="T2">99</text:span></text:p></draw:text-box></draw:frame><draw:custom-shape text:anchor-type="paragraph" draw:z-index="21" draw:name="Forme2" draw:style-name="gr3" svg:width="1.676cm" svg:height="0.558cm" svg:x="13.993cm" svg:y="-1.356cm"><text:p/>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Forme3" draw:style-name="gr2" draw:text-style-name="P2" svg:width="0.59cm" svg:height="1.329cm" svg:x="15.226cm" svg:y="-1.21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3" draw:name="Forme1_19" draw:style-name="gr1" draw:text-style-name="P1" svg:width="1.352cm" svg:height="0.911cm" svg:x="13.49cm" svg:y="-1.709cm"><draw:text-box><text:p><text:span text:style-name="T1">x</text:span></text:p></draw:text-box></draw:frame><draw:frame text:anchor-type="paragraph" draw:z-index="24" draw:name="Forme1_20" draw:style-name="gr1" draw:text-style-name="P1" svg:width="1.352cm" svg:height="0.911cm" svg:x="14.841cm" svg:y="-0.534cm"><draw:text-box><text:p><text:span text:style-name="T1">y</text:span></text:p></draw:text-box></draw:frame><draw:frame text:anchor-type="paragraph" draw:z-index="25" draw:name="Forme1_21" draw:style-name="gr1" draw:text-style-name="P1" svg:width="1.352cm" svg:height="0.911cm" svg:x="15.815cm" svg:y="-2cm"><draw:text-box><text:p><text:span text:style-name="T1">z</text:span></text:p></draw:text-box></draw:frame><draw:frame draw:style-name="fr1" draw:name="Image1" text:anchor-type="char" svg:x="-0.905cm" svg:y="0.376cm" svg:width="27.774cm" svg:height="18.198cm" draw:z-index="0"><draw:image xlink:href="Pictures/100002010000020A000001566C8982D8381A03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5T21:55:29.785101150</meta:creation-date>
    <dc:date>2022-01-15T23:35:27.018291761</dc:date>
    <meta:editing-duration>PT1H19M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